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11">
      <style:text-properties fo:font-weight="bold" style:font-weight-asian="bold" style:font-weight-complex="bold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2025-03-14_17-25-5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Slave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ddress</text:p>
          </table:table-cell>
          <table:table-cell table:style-name="ce7" office:value-type="string" calcext:value-type="string">
            <text:p>Time Del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6:58:39.0557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8:49.384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8:49.583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8:49.746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8:49.945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10.105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10.3158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10.444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10.646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30.804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30.982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31.145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31.274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39.046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5]-[.A2]" office:value-type="time" office:time-value="PT00H00M59.990541637S" calcext:value-type="time">
            <text:p>00:00:59.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6:59:39.261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39.515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39.701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025-Mar-15 16:59:39.8873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gg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3075" calcext:value-type="float">
            <text:p>33075</text:p>
          </table:table-cell>
          <table:table-cell table:number-columns-repeated="2"/>
          <table:table-cell office:value-type="string" calcext:value-type="string">
            <text:p>logger aborts cycle</text:p>
          </table:table-cell>
        </table:table-row>
        <table:table-row table:style-name="ro1">
          <table:table-cell table:style-name="ce2" office:value-type="string" calcext:value-type="string">
            <text:p>2025-Mar-15 16:59:50.215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formula="of:=[.A20]-[.A15]" office:value-type="time" office:time-value="PT00H00M11.169543117S" calcext:value-type="time">
            <text:p>00:00:11.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6:59:50.383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0.546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0.746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025-Mar-15 16:59:51.6573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gg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5000" calcext:value-type="float">
            <text:p>35000</text:p>
          </table:table-cell>
          <table:table-cell table:formula="of:=[.A24]-[.A15]" office:value-type="time" office:time-value="PT00H00M12.611127156S" calcext:value-type="time">
            <text:p>00:00:12.61</text:p>
          </table:table-cell>
          <table:table-cell/>
          <table:table-cell office:value-type="string" calcext:value-type="string">
            <text:p>logger reset, begins poll</text:p>
          </table:table-cell>
        </table:table-row>
        <table:table-row table:style-name="ro1">
          <table:table-cell table:style-name="ce2" office:value-type="string" calcext:value-type="string">
            <text:p>2025-Mar-15 16:59:51.962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6000" calcext:value-type="float">
            <text:p>36000</text:p>
          </table:table-cell>
          <table:table-cell table:formula="of:=[.A25]-[.A24]" office:value-type="time" office:time-value="PT00H00M00.30511301S" calcext:value-type="time">
            <text:p>00:00:00.31</text:p>
          </table:table-cell>
          <table:table-cell/>
          <table:table-cell office:value-type="string" calcext:value-type="string">
            <text:p>these registers not normally read</text:p>
          </table:table-cell>
        </table:table-row>
        <table:table-row table:style-name="ro1">
          <table:table-cell table:style-name="ce2" office:value-type="string" calcext:value-type="string">
            <text:p>2025-Mar-15 16:59:52.218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6025" calcext:value-type="float">
            <text:p>36025</text:p>
          </table:table-cell>
          <table:table-cell table:formula="of:=[.A26]-[.A25]" office:value-type="time" office:time-value="PT00H00M00.255983952S" calcext:value-type="time">
            <text:p>00:00:00.2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6:59:52.4027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6050" calcext:value-type="float">
            <text:p>36050</text:p>
          </table:table-cell>
          <table:table-cell table:formula="of:=[.A27]-[.A26]" office:value-type="time" office:time-value="PT00H00M00.184236956S" calcext:value-type="time">
            <text:p>00:00:00.1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6:59:52.588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999" calcext:value-type="float">
            <text:p>2999</text:p>
          </table:table-cell>
          <table:table-cell table:formula="of:=[.A28]-[.A27]" office:value-type="time" office:time-value="PT00H00M00.185318221S" calcext:value-type="time">
            <text:p>00:00:00.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6:59:52.777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3000" calcext:value-type="float">
            <text:p>33000</text:p>
          </table:table-cell>
          <table:table-cell table:formula="of:=[.A29]-[.A28]" office:value-type="time" office:time-value="PT00H00M00.189322047S" calcext:value-type="time">
            <text:p>00:00:00.19</text:p>
          </table:table-cell>
          <table:table-cell/>
          <table:table-cell office:value-type="string" calcext:value-type="string">
            <text:p>normal register reads</text:p>
          </table:table-cell>
        </table:table-row>
        <table:table-row table:style-name="ro1">
          <table:table-cell table:style-name="ce2" office:value-type="string" calcext:value-type="string">
            <text:p>2025-Mar-15 16:59:53.019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A30]-[.A29]" office:value-type="time" office:time-value="PT00H00M00.242079003S" calcext:value-type="time">
            <text:p>00:00:00.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6:59:53.211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3.396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3.587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3.830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4.017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4.202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4.386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4.635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4.819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6.133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6:59:56.667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09.284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42]-[.A41]" office:value-type="time" office:time-value="PT00H00M12.617423013S" calcext:value-type="time">
            <text:p>00:00:12.62</text:p>
          </table:table-cell>
          <table:table-cell/>
          <table:table-cell office:value-type="string" calcext:value-type="string">
            <text:p>does register reads twice in succession for some reason</text:p>
          </table:table-cell>
        </table:table-row>
        <table:table-row table:style-name="ro1">
          <table:table-cell table:style-name="ce2" office:value-type="string" calcext:value-type="string">
            <text:p>2025-Mar-15 17:00:09.578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09.778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0.027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0.212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0.399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0.584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0.833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1.019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1.203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1.387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1.63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2.283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54]-[.A42]" office:value-type="time" office:time-value="PT00H00M02.998575568S" calcext:value-type="time">
            <text:p>00:00:02.99</text:p>
          </table:table-cell>
          <table:table-cell/>
          <table:table-cell office:value-type="string" calcext:value-type="string">
            <text:p>and again</text:p>
          </table:table-cell>
        </table:table-row>
        <table:table-row table:style-name="ro1">
          <table:table-cell table:style-name="ce2" office:value-type="string" calcext:value-type="string">
            <text:p>2025-Mar-15 17:00:15.279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5.482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5.730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5.917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6.1027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6.346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6.599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6.785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7.033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7.218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7.402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0:17.587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025-Mar-15 17:00:18.283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ogg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5000" calcext:value-type="float">
            <text:p>35000</text:p>
          </table:table-cell>
          <table:table-cell table:style-name="Default"/>
          <table:table-cell/>
          <table:table-cell office:value-type="string" calcext:value-type="string">
            <text:p>logger begins polling for other slaves</text:p>
          </table:table-cell>
        </table:table-row>
        <table:table-row table:style-name="ro1">
          <table:table-cell table:style-name="ce2" office:value-type="string" calcext:value-type="string">
            <text:p>2025-Mar-15 17:00:19.291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68]-[.A67]" office:value-type="time" office:time-value="PT00H00M01.008110982S" calcext:value-type="time">
            <text:p>00:00:01.01</text:p>
          </table:table-cell>
          <table:table-cell/>
          <table:table-cell office:value-type="string" calcext:value-type="string">
            <text:p>waits for ~1s between each request</text:p>
          </table:table-cell>
        </table:table-row>
        <table:table-row table:style-name="ro1">
          <table:table-cell table:style-name="ce2" office:value-type="string" calcext:value-type="string">
            <text:p>2025-Mar-15 17:00:20.299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69]-[.A68]" office:value-type="time" office:time-value="PT00H00M01.008106582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21.307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70]-[.A69]" office:value-type="time" office:time-value="PT00H00M01.008115383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22.315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71]-[.A70]" office:value-type="time" office:time-value="PT00H00M01.008195849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23.323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72]-[.A71]" office:value-type="time" office:time-value="PT00H00M01.00798902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26.283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73]-[.A72]" office:value-type="time" office:time-value="PT00H00M02.959709102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27.291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74]-[.A73]" office:value-type="time" office:time-value="PT00H00M01.008104067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28.2994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75]-[.A74]" office:value-type="time" office:time-value="PT00H00M01.008136757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29.306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76]-[.A75]" office:value-type="time" office:time-value="PT00H00M01.006716024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0.3155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77]-[.A76]" office:value-type="time" office:time-value="PT00H00M01.009390899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1.323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78]-[.A77]" office:value-type="time" office:time-value="PT00H00M01.00793810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4.283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79]-[.A78]" office:value-type="time" office:time-value="PT00H00M02.959716017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5.291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80]-[.A79]" office:value-type="time" office:time-value="PT00H00M01.00812795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6.299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81]-[.A80]" office:value-type="time" office:time-value="PT00H00M01.007953822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7.307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82]-[.A81]" office:value-type="time" office:time-value="PT00H00M01.008005999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8.315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83]-[.A82]" office:value-type="time" office:time-value="PT00H00M01.00812795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39.3235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84]-[.A83]" office:value-type="time" office:time-value="PT00H00M01.008083322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42.2844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85]-[.A84]" office:value-type="time" office:time-value="PT00H00M02.960945643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43.291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86]-[.A85]" office:value-type="time" office:time-value="PT00H00M01.00674117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44.299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87]-[.A86]" office:value-type="time" office:time-value="PT00H00M01.008100924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45.3074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88]-[.A87]" office:value-type="time" office:time-value="PT00H00M01.008122298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46.3168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89]-[.A88]" office:value-type="time" office:time-value="PT00H00M01.00935318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47.324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90]-[.A89]" office:value-type="time" office:time-value="PT00H00M01.00809841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0.2846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91]-[.A90]" office:value-type="time" office:time-value="PT00H00M02.959709102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1.2926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92]-[.A91]" office:value-type="time" office:time-value="PT00H00M01.00798714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2.299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93]-[.A92]" office:value-type="time" office:time-value="PT00H00M01.006739913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3.3086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94]-[.A93]" office:value-type="time" office:time-value="PT00H00M01.009351923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4.3167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95]-[.A94]" office:value-type="time" office:time-value="PT00H00M01.00800725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5.323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96]-[.A95]" office:value-type="time" office:time-value="PT00H00M01.006775745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8.284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97]-[.A96]" office:value-type="time" office:time-value="PT00H00M02.960884036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0:59.2923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98]-[.A97]" office:value-type="time" office:time-value="PT00H00M01.007981482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0.3003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99]-[.A98]" office:value-type="time" office:time-value="PT00H00M01.008011657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1.3083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100]-[.A99]" office:value-type="time" office:time-value="PT00H00M01.007973938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2.316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101]-[.A100]" office:value-type="time" office:time-value="PT00H00M01.008107211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3.3245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102]-[.A101]" office:value-type="time" office:time-value="PT00H00M01.00810281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6.2842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3]-[.A102]" office:value-type="time" office:time-value="PT00H00M02.959705959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7.291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4]-[.A103]" office:value-type="time" office:time-value="PT00H00M01.006765058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8.3003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5]-[.A104]" office:value-type="time" office:time-value="PT00H00M01.00934878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09.3083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106]-[.A105]" office:value-type="time" office:time-value="PT00H00M01.007958222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0.3163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107]-[.A106]" office:value-type="time" office:time-value="PT00H00M01.0080148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1.324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108]-[.A107]" office:value-type="time" office:time-value="PT00H00M01.007965137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4.2839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9]-[.A108]" office:value-type="time" office:time-value="PT00H00M02.959697158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5.2921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10]-[.A109]" office:value-type="time" office:time-value="PT00H00M01.008114754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6.300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11]-[.A110]" office:value-type="time" office:time-value="PT00H00M01.008154359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7.308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112]-[.A111]" office:value-type="time" office:time-value="PT00H00M01.007968909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8.316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113]-[.A112]" office:value-type="time" office:time-value="PT00H00M01.00810909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19.3244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114]-[.A113]" office:value-type="time" office:time-value="PT00H00M01.008104067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22.284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15]-[.A114]" office:value-type="time" office:time-value="PT00H00M02.959778882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23.2924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16]-[.A115]" office:value-type="time" office:time-value="PT00H00M01.00819710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24.3005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17]-[.A116]" office:value-type="time" office:time-value="PT00H00M01.008110982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25.3085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118]-[.A117]" office:value-type="time" office:time-value="PT00H00M01.008067606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26.3165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119]-[.A118]" office:value-type="time" office:time-value="PT00H00M01.007949421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27.3245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120]-[.A119]" office:value-type="time" office:time-value="PT00H00M01.008011028S" calcext:value-type="time">
            <text:p>00:00:0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1:30.28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121]-[.A120]" office:value-type="time" office:time-value="PT00H00M02.960930555S" calcext:value-type="time">
            <text:p>00:00:02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2:01.291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122]-[.A121]" office:value-type="time" office:time-value="PT00H00M31.005916488S" calcext:value-type="time">
            <text:p>00:00:31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2:11.555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formula="of:=[.A123]-[.A122]" office:value-type="time" office:time-value="PT00H00M10.264002741S" calcext:value-type="time">
            <text:p>00:00:10.2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2:11.783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11.944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12.145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32.23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32.383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32.545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32.745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52.904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53.083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53.262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2:53.444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01.279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135]-[.A122]" office:value-type="time" office:time-value="PT00H00M59.987619705S" calcext:value-type="time">
            <text:p>00:00:59.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3:11.811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11.984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12.153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12.277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32.405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32.582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32.745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32.944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53.104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53.315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53.445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3:53.645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01.286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148]-[.A135]" office:value-type="time" office:time-value="PT00H01M00.007538879S" calcext:value-type="time">
            <text:p>00:01:00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4:11.556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11.782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11.945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12.145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32.241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32.383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32.545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32.745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52.905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53.083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53.275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4:53.444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1.286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61]-[.A148]" office:value-type="time" office:time-value="PT00H01M00.000032256S" calcext:value-type="time">
            <text:p>00:01:0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5:01.431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1.617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1.802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1.986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2.237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2.419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2.602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2.795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2.980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3.229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3.414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4.286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73]-[.A172]" office:value-type="time" office:time-value="PT00H00M00.872040004S" calcext:value-type="time">
            <text:p>00:00:00.87</text:p>
          </table:table-cell>
          <table:table-cell/>
          <table:table-cell office:value-type="string" calcext:value-type="string">
            <text:p>logger redoes scan</text:p>
          </table:table-cell>
        </table:table-row>
        <table:table-row table:style-name="ro1">
          <table:table-cell table:style-name="ce2" office:value-type="string" calcext:value-type="string">
            <text:p>2025-Mar-15 17:05:05.294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6.302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7.310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8.318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09.326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12.2879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13.295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14.304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15.310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16.3187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17.326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0.287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1.295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2.302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3.310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4.320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5.328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8.2877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29.2957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0.302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1.3105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2.318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3.326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6.287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7.296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8.3039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39.3107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0.3200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1.326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4.287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5.295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6.303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7.3106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8.3199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49.3279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52.287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53.2956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54.3036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55.3117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56.3197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5:57.3277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0.2886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1.2965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2.3045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3.3125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4.3206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5.3273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8.288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09.296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10.3045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11.311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12.3206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13.3273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025-Mar-15 17:06:16.28859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3602" calcext:value-type="float">
            <text:p>43602</text:p>
          </table:table-cell>
          <table:table-cell table:style-name="ce9" table:formula="of:=[.A227]-[.A161]" office:value-type="time" office:time-value="PT00H01M15.001994614S" calcext:value-type="time">
            <text:p>00:01:15.00</text:p>
          </table:table-cell>
          <table:table-cell/>
          <table:table-cell office:value-type="string" calcext:value-type="string">
            <text:p>cycle is &gt;1min due to additional polling</text:p>
          </table:table-cell>
        </table:table-row>
        <table:table-row table:style-name="ro1">
          <table:table-cell table:style-name="ce2" office:value-type="string" calcext:value-type="string">
            <text:p>2025-Mar-15 17:06:26.560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26.783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26.937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27.137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47.229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47.383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47.543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6:47.744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7:01.286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236]-[.A227]" office:value-type="time" office:time-value="PT00H00M44.997797068S" calcext:value-type="time">
            <text:p>00:00:44.99</text:p>
          </table:table-cell>
          <table:table-cell/>
          <table:table-cell office:value-type="string" calcext:value-type="string">
            <text:p>next cycle comes in early due to extended previous one</text:p>
          </table:table-cell>
        </table:table-row>
        <table:table-row table:style-name="ro1">
          <table:table-cell table:style-name="ce2" office:value-type="string" calcext:value-type="string">
            <text:p>2025-Mar-15 17:08:01.283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237]-[.A236]" office:value-type="time" office:time-value="PT00H00M59.997220966S" calcext:value-type="time">
            <text:p>00:00:59.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8:11.608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11.783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11.944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12.137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32.239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32.383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32.552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32.745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52.905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53.083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53.244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8:53.445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01.295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formula="of:=[.A250]-[.A237]" office:value-type="time" office:time-value="PT00H01M00.01151253S" calcext:value-type="time">
            <text:p>00:01:00.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5-Mar-15 17:09:11.8162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11.982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12.145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12.2803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32.408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32.583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32.745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32.945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53.105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53.311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53.444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09:53.645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1.287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1.451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1.70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1.88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2.133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2.3155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2.502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2.692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2.879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3.128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3.308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3.498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4.2916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5.2996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6.3076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7.3156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8.3236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09.331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12.2914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13.2994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14.3074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15.3141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16.3235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17.3303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0.2913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1.2993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2.3074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3.3154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4.3234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5.3315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8.2912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29.2994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0.3075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1.3155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2.3236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3.3317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6.2928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7.2995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8.3075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39.3156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0.3237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1.33187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4.2928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5.3008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6.3075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7.315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8.3236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49.3317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52.2927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53.30073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54.3074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55.3155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56.32370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0:57.33304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0.2927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1.2995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2.3088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3.3156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4.3238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5.3320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8.2930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09.2997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10.3092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11.3158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12.3240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13.3321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16.29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26.553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26.782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26.951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27.159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47.303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47.482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47.645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1:47.8369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2:01.289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01.288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11.711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11.883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12.045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12.1676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32.303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32.482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32.6455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32.846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53.004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53.183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53.345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3:53.5370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01.2989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11.919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12.083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12.277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12.445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32.6054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32.783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32.952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33.145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53.232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53.383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53.53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4:53.737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1.290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1.472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1.719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1.903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2.096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2.341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2.587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2.771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3.026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3.21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3.398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3.583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4.295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5.3039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6.31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7.319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8.327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09.335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12.2955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13.3047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14.3127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15.3207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16.3287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17.336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0.2964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1.3044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2.3125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3.3206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4.3287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5.3367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8.2965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29.3044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0.3125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1.3193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2.3286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3.3354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6.2965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7.3046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8.3126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39.320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0.3287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1.33807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4.2965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5.3045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6.3138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7.3219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8.3300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49.3381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52.2965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53.3047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54.3127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55.3208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56.3289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5:57.3368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0.2967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1.3048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2.31302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3.321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4.3292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5.3373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8.2970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09.3052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10.3132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11.3212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12.3292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13.3372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16.296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26.567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26.782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26.951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27.145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47.230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47.3830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47.544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6:47.745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7:01.300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01.305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11.602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11.782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11.951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12.145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32.23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32.384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32.545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32.737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52.903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53.083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53.279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8:53.438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01.294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11.810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11.98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12.145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12.2796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32.409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32.583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32.744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32.937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53.1040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53.310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53.4418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19:53.646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1.30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1.434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1.620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1.8030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1.994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2.1805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2.428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2.614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2.800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2.986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3.234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3.4188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4.301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5.307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6.315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7.3240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8.333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09.3414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12.3010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13.309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14.3170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15.3251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16.3333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17.341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0.3010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1.3092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2.3174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3.3254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4.3321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5.3402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8.3013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29.3093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0.3173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1.3253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2.3333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3.3412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6.30100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7.3091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8.3171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39.3252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0.3332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1.3412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4.3022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5.3101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6.3168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7.3251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8.3345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49.3412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52.3022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53.3102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54.3169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55.32630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56.33430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0:57.3422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0.3020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1.30999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2.3167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3.3248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4.3343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5.3423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8.3020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09.3100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10.3180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11.3260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12.3339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13.3407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16.3018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26.5570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26.783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26.937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27.145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47.241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47.383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47.5454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1:47.745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2:01.3018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01.2979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11.608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11.783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11.946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12.14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32.232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32.384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32.546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32.738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52.904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53.083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53.281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3:53.4418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01.310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11.815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11.984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12.145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12.282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32.411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32.584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32.745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32.945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53.105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53.324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53.4393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4:53.646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1.304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1.459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1.703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1.887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2.079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2.324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2.513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2.699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2.885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3.133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3.317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3.504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4.306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5.3141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6.3209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7.3290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8.3384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09.3463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12.3061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13.3128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14.3222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15.3303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16.338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17.346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0.3059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1.3139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2.3221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3.3301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4.3381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5.3460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8.3070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29.3137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0.3230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1.3309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2.3376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3.3469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6.3066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7.31469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8.3226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39.3306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0.33880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1.3469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4.3066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5.3147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6.3229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7.3296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8.3390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49.3471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52.306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53.3149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54.3229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55.3309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56.33890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5:57.3469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0.3066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1.3146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2.3227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3.3306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4.3386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5.3466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8.3063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09.3143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10.3224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11.3306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12.3387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13.3468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16.306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26.563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26.7849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26.946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27.146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47.242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47.383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47.546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6:47.745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7:01.302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01.314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11.602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11.785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11.946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12.146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32.231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32.385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32.5467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32.746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52.905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53.085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53.279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8:53.439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01.312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11.824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11.984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12.147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12.2746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32.406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32.586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32.738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32.946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53.107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53.290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53.447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29:53.646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1.305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1.482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1.731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1.916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2.103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2.349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2.5987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2.784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3.032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3.219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3.404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3.588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4.3110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5.3190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6.3270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7.3350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8.3430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09.3497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12.3109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13.3189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14.3269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15.334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16.342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17.3508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0.3105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1.3185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2.3267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3.3349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4.342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5.3508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8.3118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29.3198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0.3278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1.3357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2.3438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3.3520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6.3117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7.3197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8.3277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39.3371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0.345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1.3517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4.3116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5.3197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6.32774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7.3357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8.3452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49.35196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52.3117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53.3198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54.3277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55.3357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56.3437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0:57.3517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0.3114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1.3195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2.3275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3.3356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4.3425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5.3519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8.3116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09.319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10.3277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11.3358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12.3439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13.3520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16.314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26.562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26.785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26.946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27.147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47.242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47.384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47.5468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1:47.747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2:01.3195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01.308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11.602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11.785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11.9469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12.147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32.234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32.384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32.54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32.7475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52.906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53.085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53.278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3:53.447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01.312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11.8250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11.985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12.175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12.347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32.5060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32.685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32.847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33.048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53.129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53.316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53.454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4:53.648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1.316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1.437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1.630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1.815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2.002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2.187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2.435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2.621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2.805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2.988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3.238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3.421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04.322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14.563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14.7856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14.947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15.174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35.306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35.485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35.648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35.847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56.007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56.186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56.3467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5:56.548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01.310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11.923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12.086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12.2768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12.447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32.607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32.786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32.947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33.140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53.244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53.386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53.555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6:53.748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01.325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11.621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11.785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11.948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12.156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32.2396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32.385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32.54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32.749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52.909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53.086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53.282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7:53.4410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01.325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11.815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11.986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12.149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12.285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32.413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32.587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32.749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32.948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53.108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53.323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53.448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8:53.6406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01.321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12.022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12.187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12.348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12.55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32.710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32.8867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33.049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33.272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53.4086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53.586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53.749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39:53.940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1.3198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1.467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1.715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1.901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2.088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2.335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2.521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2.707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2.890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3.138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3.323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3.513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04.315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14.56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14.787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14.948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15.141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35.233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35.387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35.549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35.749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55.909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56.087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56.280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0:56.449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01.326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11.815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11.987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12.182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12.34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32.511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32.687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32.849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33.050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53.146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53.3225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53.448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1:53.641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01.323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12.0268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12.188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12.342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12.5425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32.7088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32.887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33.056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33.279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53.4098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53.588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53.749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2:53.942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01.319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11.818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11.988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12.1498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12.273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32.408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32.588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32.750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32.950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53.111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53.293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53.442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3:53.650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01.323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12.029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12.187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12.350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12.549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32.7098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32.888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33.0578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33.282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53.40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53.588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53.749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4:53.95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1.326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1.424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1.616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1.801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1.988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2.2365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2.421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2.608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2.792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3.039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3.225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3.408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04.328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14.566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14.788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14.950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15.150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35.246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35.388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35.551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35.75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55.91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56.088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56.283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5:56.442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01.325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11.824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11.989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12.143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12.278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32.4128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32.589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32.757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32.951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53.111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53.319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53.443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6:53.651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01.324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12.023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12.188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12.351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12.550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32.708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32.889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33.051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33.277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53.4095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53.589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53.751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7:53.95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01.335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11.8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11.9892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12.178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12.351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32.511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32.689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32.857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33.058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53.138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53.320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53.450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8:53.6510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01.3248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12.022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12.190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12.351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12.550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32.712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32.890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33.051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33.2745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53.4070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53.589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53.751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49:53.951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1.33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1.453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1.7015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1.886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2.135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2.320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2.507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2.692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2.940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3.125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3.313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3.4937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04.333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14.567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14.790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14.9516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15.152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35.2465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35.390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35.551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35.750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55.9098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56.088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56.276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0:56.444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01.327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11.831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11.989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12.151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12.278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32.412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32.590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32.750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-Mar-15 17:51:32.951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7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5T18:54:39.084440643</dc:date>
    <meta:editing-duration>PT18M56S</meta:editing-duration>
    <meta:editing-cycles>4</meta:editing-cycles>
    <meta:generator>LibreOffice/7.4.7.2$Linux_x86 LibreOffice_project/40$Build-2</meta:generator>
    <meta:document-statistic meta:table-count="1" meta:cell-count="4483" meta:object-count="0"/>
  </office:meta>
</office:document-meta>
</file>